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b220" officeooo:paragraph-rsid="0011b220"/>
    </style:style>
    <style:style style:name="P2" style:family="paragraph" style:parent-style-name="Standard" style:list-style-name="L1">
      <style:text-properties officeooo:rsid="0011b220" officeooo:paragraph-rsid="0011b220"/>
    </style:style>
    <style:style style:name="P3" style:family="paragraph" style:parent-style-name="Standard" style:list-style-name="L1">
      <style:text-properties officeooo:rsid="0011b220" officeooo:paragraph-rsid="0020d11f"/>
    </style:style>
    <style:style style:name="P4" style:family="paragraph" style:parent-style-name="Standard">
      <style:text-properties officeooo:rsid="0011b220" officeooo:paragraph-rsid="00144a74"/>
    </style:style>
    <style:style style:name="P5" style:family="paragraph" style:parent-style-name="Standard">
      <style:text-properties fo:font-size="14pt" fo:font-weight="bold" officeooo:rsid="0011b220" officeooo:paragraph-rsid="0011b220" style:font-size-asian="14pt" style:font-weight-asian="bold" style:font-size-complex="14pt" style:font-weight-complex="bold"/>
    </style:style>
    <style:style style:name="P6" style:family="paragraph" style:parent-style-name="Standard">
      <style:text-properties fo:font-weight="bold" officeooo:rsid="0011b220" officeooo:paragraph-rsid="0011b220" style:font-weight-asian="bold" style:font-weight-complex="bold"/>
    </style:style>
    <style:style style:name="P7" style:family="paragraph" style:parent-style-name="Standard">
      <style:text-properties fo:font-weight="normal" officeooo:rsid="0011b220" officeooo:paragraph-rsid="0011b220" style:font-weight-asian="normal" style:font-weight-complex="normal"/>
    </style:style>
    <style:style style:name="P8" style:family="paragraph" style:parent-style-name="Standard" style:list-style-name="L8">
      <style:text-properties fo:font-weight="normal" officeooo:rsid="00171bc2" officeooo:paragraph-rsid="00171bc2" style:font-weight-asian="normal" style:font-weight-complex="normal"/>
    </style:style>
    <style:style style:name="P9" style:family="paragraph" style:parent-style-name="Standard" style:list-style-name="L2">
      <style:text-properties officeooo:rsid="00123c43" officeooo:paragraph-rsid="00123c43"/>
    </style:style>
    <style:style style:name="P10" style:family="paragraph" style:parent-style-name="Standard" style:list-style-name="L3">
      <style:text-properties officeooo:paragraph-rsid="0013d9e2"/>
    </style:style>
    <style:style style:name="P11" style:family="paragraph" style:parent-style-name="Standard" style:list-style-name="L4">
      <style:text-properties officeooo:paragraph-rsid="0013d9e2"/>
    </style:style>
    <style:style style:name="P12" style:family="paragraph" style:parent-style-name="Standard" style:list-style-name="L5">
      <style:text-properties officeooo:rsid="00144a74" officeooo:paragraph-rsid="00144a74"/>
    </style:style>
    <style:style style:name="P13" style:family="paragraph" style:parent-style-name="Standard" style:list-style-name="L5">
      <style:text-properties officeooo:paragraph-rsid="00144a74"/>
    </style:style>
    <style:style style:name="P14" style:family="paragraph" style:parent-style-name="Standard" style:list-style-name="L6">
      <style:text-properties officeooo:rsid="0016174c" officeooo:paragraph-rsid="0016174c"/>
    </style:style>
    <style:style style:name="P15" style:family="paragraph" style:parent-style-name="Standard" style:list-style-name="L7">
      <style:text-properties officeooo:paragraph-rsid="00171bc2"/>
    </style:style>
    <style:style style:name="P16" style:family="paragraph" style:parent-style-name="Standard" style:list-style-name="L2">
      <style:text-properties officeooo:rsid="0018de8d" officeooo:paragraph-rsid="0018de8d"/>
    </style:style>
    <style:style style:name="P17" style:family="paragraph" style:parent-style-name="Standard" style:list-style-name="L2">
      <style:text-properties officeooo:rsid="0020c153" officeooo:paragraph-rsid="0020c153"/>
    </style:style>
    <style:style style:name="P18" style:family="paragraph" style:parent-style-name="Standard">
      <style:text-properties officeooo:rsid="0020c153" officeooo:paragraph-rsid="0020c153"/>
    </style:style>
    <style:style style:name="P19" style:family="paragraph" style:parent-style-name="Standard" style:list-style-name="L1">
      <style:text-properties officeooo:rsid="00210824" officeooo:paragraph-rsid="00210824"/>
    </style:style>
    <style:style style:name="P20" style:family="paragraph" style:parent-style-name="Standard" style:list-style-name="L1">
      <style:text-properties officeooo:rsid="002309d8" officeooo:paragraph-rsid="002309d8"/>
    </style:style>
    <style:style style:name="P21" style:family="paragraph" style:parent-style-name="Standard" style:list-style-name="L1">
      <style:text-properties officeooo:rsid="0024c734" officeooo:paragraph-rsid="0024c734"/>
    </style:style>
    <style:style style:name="T1" style:family="text">
      <style:text-properties officeooo:rsid="0013d9e2"/>
    </style:style>
    <style:style style:name="T2" style:family="text">
      <style:text-properties officeooo:rsid="00144a74"/>
    </style:style>
    <style:style style:name="T3" style:family="text">
      <style:text-properties officeooo:rsid="00171bc2"/>
    </style:style>
    <style:style style:name="T4" style:family="text">
      <style:text-properties officeooo:rsid="00179ccf"/>
    </style:style>
    <style:style style:name="T5" style:family="text">
      <style:text-properties officeooo:rsid="0019d3fb"/>
    </style:style>
    <style:style style:name="T6" style:family="text">
      <style:text-properties officeooo:rsid="0020d11f"/>
    </style:style>
    <style:style style:name="T7" style:family="text">
      <style:text-properties officeooo:rsid="00222218"/>
    </style:style>
    <style:style style:name="T8" style:family="text">
      <style:text-properties officeooo:rsid="0023a87f"/>
    </style:style>
    <style:style style:name="T9" style:family="text">
      <style:text-properties officeooo:rsid="00269a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Final </text:span>Examples:</text:p>
      <text:p text:style-name="P1"/>
      <text:p text:style-name="P6">1. Action Selection:</text:p>
      <text:p text:style-name="P1"/>
      <text:list xml:id="list6790805669115114682" text:style-name="L1">
        <text:list-item>
          <text:p text:style-name="P3">Based on satisfaction drive:</text:p>
          <text:list>
            <text:list-item>
              <text:p text:style-name="P3"><text:span text:style-name="T6">Negative satisfaction:</text:span></text:p>
              <text:list>
                <text:list-item>
                  <text:p text:style-name="P19">Shifting responsibility from other to self (taking the blame)</text:p>
                </text:list-item>
              </text:list>
            </text:list-item>
            <text:list-item>
              <text:p text:style-name="P3"><text:span text:style-name="T6">Positive</text:span> <text:span text:style-name="T6">satisfaction:</text:span></text:p>
              <text:list>
                <text:list-item>
                  <text:p text:style-name="P19">Wishful thinking (for low controllability, and neutral or positive valence)</text:p>
                </text:list-item>
              </text:list>
            </text:list-item>
          </text:list>
        </text:list-item>
        <text:list-item>
          <text:p text:style-name="P2">Based on <text:span text:style-name="T8">current and </text:span>anticipated appraisal<text:span text:style-name="T8">s</text:span>/<text:span text:style-name="T7">Emotion</text:span>:</text:p>
          <text:list>
            <text:list-item>
              <text:p text:style-name="P20">Human <text:span text:style-name="T9">r</text:span>ejects:</text:p>
            </text:list-item>
            <text:list-item>
              <text:p text:style-name="P20">Human <text:span text:style-name="T9">a</text:span>ccepts:</text:p>
            </text:list-item>
            <text:list-item>
              <text:p text:style-name="P21">Agent <text:span text:style-name="T9">has f</text:span>ailed:</text:p>
            </text:list-item>
            <text:list-item>
              <text:p text:style-name="P21">Agent <text:span text:style-name="T9">has a</text:span>chieved:</text:p>
            </text:list-item>
            <text:list-item>
              <text:p text:style-name="P21">Human <text:span text:style-name="T9">has f</text:span>ailed:</text:p>
            </text:list-item>
            <text:list-item>
              <text:p text:style-name="P21">Human <text:span text:style-name="T9">has a</text:span>chieved:</text:p>
            </text:list-item>
          </text:list>
        </text:list-item>
      </text:list>
      <text:p text:style-name="P1"/>
      <text:p text:style-name="P6">2. Goal Management:</text:p>
      <text:p text:style-name="P1"/>
      <text:list xml:id="list315908506498911548" text:style-name="L2">
        <text:list-item>
          <text:p text:style-name="P9">Choosing between the existing live goals:</text:p>
          <text:list>
            <text:list-item>
              <text:p text:style-name="P16">Based on the components of the Goal management algorithm:</text:p>
              <text:list>
                <text:list-item>
                  <text:p text:style-name="P17">Proximity of a goal</text:p>
                </text:list-item>
                <text:list-item>
                  <text:p text:style-name="P17">Difficulty of a goal</text:p>
                </text:list-item>
                <text:list-item>
                  <text:p text:style-name="P17">Specificity of a goal</text:p>
                </text:list-item>
                <text:list-item>
                  <text:p text:style-name="P17">Relevance for self and other</text:p>
                </text:list-item>
                <text:list-item>
                  <text:p text:style-name="P17">Desirability for self and the other</text:p>
                </text:list-item>
              </text:list>
            </text:list-item>
          </text:list>
        </text:list-item>
      </text:list>
      <text:p text:style-name="P18"/>
      <text:list xml:id="list164819364827330" text:continue-numbering="true" text:style-name="L2">
        <text:list-item>
          <text:p text:style-name="P9">Choosing predecessors of the other's goal(s), if there is no more live goals:</text:p>
          <text:list>
            <text:list-item>
              <text:p text:style-name="P16">If there is no more other <text:span text:style-name="T5">live goal(s) available to pursue, the same predecessor can lose its “failed” value due to a higher probability of overall termination. Therefore, the agent can choose one of the goals (if available as the successors of the failed goal) of which the human is responsible for their immediate successor. Then, the agent can just “mention” the new “plan” which is pursuing another goal even if it was not live before the impasse, to eliminate overall termination.</text:span></text:p>
            </text:list-item>
          </text:list>
        </text:list-item>
      </text:list>
      <text:p text:style-name="P1"/>
      <text:p text:style-name="P6">3. Adaptation:</text:p>
      <text:p text:style-name="P1"/>
      <text:list xml:id="list6496865696980691216" text:style-name="L3">
        <text:list-item>
          <text:p text:style-name="P10"><text:span text:style-name="T1">Behavioral changes:</text:span></text:p>
        </text:list-item>
      </text:list>
      <text:p text:style-name="P1"/>
      <text:p text:style-name="P6">4. Social Regulation:</text:p>
      <text:p text:style-name="P1"/>
      <text:list xml:id="list3395656484535050457" text:style-name="L4">
        <text:list-item>
          <text:p text:style-name="P11"><text:span text:style-name="T1">Conflict resolution:</text:span></text:p>
        </text:list-item>
      </text:list>
      <text:p text:style-name="P1"/>
      <text:p text:style-name="P6">5. Alarm:</text:p>
      <text:p text:style-name="P1"/>
      <text:list xml:id="list7535995169135861679" text:style-name="L5">
        <text:list-item>
          <text:p text:style-name="P13"><text:span text:style-name="T2">Corrective actions based on:</text:span></text:p>
          <text:list>
            <text:list-item>
              <text:p text:style-name="P12"><text:soft-page-break/>Satisfaction drive:</text:p>
            </text:list-item>
            <text:list-item>
              <text:p text:style-name="P12">Rapid reaction to external events:</text:p>
            </text:list-item>
          </text:list>
        </text:list-item>
      </text:list>
      <text:p text:style-name="P4"/>
      <text:p text:style-name="P6">6. Motivation:</text:p>
      <text:p text:style-name="P1"/>
      <text:list xml:id="list6082078470995078386" text:style-name="L6">
        <text:list-item>
          <text:p text:style-name="P14">To cope with certain problems!!!:</text:p>
        </text:list-item>
        <text:list-item>
          <text:p text:style-name="P14">Infer the other's mental state:</text:p>
        </text:list-item>
      </text:list>
      <text:p text:style-name="P1"/>
      <text:p text:style-name="P6">7. Attentional Focus:</text:p>
      <text:p text:style-name="P1"/>
      <text:list xml:id="list6357363158714681875" text:style-name="L7">
        <text:list-item>
          <text:p text:style-name="P15"><text:span text:style-name="T3">Shifting focus to the event causing a negative emotion:</text:span></text:p>
        </text:list-item>
      </text:list>
      <text:p text:style-name="P1"/>
      <text:p text:style-name="P6">8. Strategic Processing:</text:p>
      <text:p text:style-name="P7"/>
      <text:list xml:id="list4989145357722538635" text:style-name="L8">
        <text:list-item>
          <text:p text:style-name="P8">Internal events:</text:p>
        </text:list-item>
        <text:list-item>
          <text:p text:style-name="P8">Should we acknowledge?:</text:p>
        </text:list-item>
        <text:list-item>
          <text:p text:style-name="P8">Should we exp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1:11:23.442400833</meta:creation-date>
    <dc:date>2016-05-20T16:48:17.446903796</dc:date>
    <meta:editing-duration>PT5H32M44S</meta:editing-duration>
    <meta:editing-cycles>24</meta:editing-cycles>
    <meta:generator>LibreOffice/4.2.8.2$Linux_X86_64 LibreOffice_project/420m0$Build-2</meta:generator>
    <meta:document-statistic meta:table-count="0" meta:image-count="0" meta:object-count="0" meta:page-count="2" meta:paragraph-count="41" meta:word-count="279" meta:character-count="1630" meta:non-whitespace-character-count="1423"/>
  </office:meta>
</office:document-meta>
</file>